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head storage format &amp; API desig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DATA MAY BE MOVED TO SQLITE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 API is NOT stateless. Designed for one client only.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Songs</text:p>
          </table:table-cell>
          <table:table-cell office:value-type="string" calcext:value-type="string">
            <text:p>entity for songs and setting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js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song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st songs.</text:p>
          </table:table-cell>
        </table:table-row>
        <table:table-row table:style-name="ro1">
          <table:table-cell/>
          <table:table-cell office:value-type="string" calcext:value-type="string">
            <text:p>No argument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songs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requir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s new i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songs/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song info</text:p>
          </table:table-cell>
        </table:table-row>
        <table:table-row table:style-name="ro1">
          <table:table-cell office:value-type="string" calcext:value-type="string">
            <text:p>/songs/i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Update song settings</text:p>
          </table:table-cell>
        </table:table-row>
        <table:table-row table:style-name="ro1">
          <table:table-cell office:value-type="string" calcext:value-type="string">
            <text:p>/songs/i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all song da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sings/id/doLoa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ads song into working memory</text:p>
          </table:table-cell>
        </table:table-row>
        <table:table-row table:style-name="ro1">
          <table:table-cell office:value-type="string" calcext:value-type="string">
            <text:p>/sings/id/doUloa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nloads song from working memor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equires song loaded into memo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rac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st racks and their general setting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o simplify api, empy racks could be set to dummy dacks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racks/chan</text:p>
          </table:table-cell>
          <table:table-cell office:value-type="string" calcext:value-type="string">
            <text:p>PATC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racks7loa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ad rack into working memory?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R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equires rack loaded into memory)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/eventor1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/eventor2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/synth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/effect1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/effect2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equires rack selec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not right.. possibly loadPattern to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about compare, undo etc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o. How would it work in electronics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patterns/A1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pattern data</text:p>
          </table:table-cell>
        </table:table-row>
        <table:table-row table:style-name="ro1">
          <table:table-cell office:value-type="string" calcext:value-type="string">
            <text:p>/patterns/A10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Update pattern data</text:p>
          </table:table-cell>
        </table:table-row>
        <table:table-row table:style-name="ro1">
          <table:table-cell office:value-type="string" calcext:value-type="string">
            <text:p>/patterns/A10/doCopy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WE NEED TO BE ABLE TO PLAY ONE PATTERN AND EDIT ANOTHER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1:41:18.584055773</meta:creation-date>
    <dc:date>2024-08-16T12:12:51.043342845</dc:date>
    <meta:editing-duration>PT8M56S</meta:editing-duration>
    <meta:editing-cycles>1</meta:editing-cycles>
    <meta:document-statistic meta:table-count="1" meta:cell-count="73" meta:object-count="0"/>
    <meta:generator>LibreOffice/24.2.4.2$Linux_X86_64 LibreOffice_project/420$Build-2</meta:generator>
  </office:meta>
</office:document-meta>
</file>